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paragraph-rsid="0017b982"/>
    </style:style>
    <style:style style:name="P2" style:family="paragraph" style:parent-style-name="Standard">
      <style:paragraph-properties fo:text-align="start" style:justify-single-word="false"/>
      <style:text-properties style:font-name="Liberation Sans" fo:font-weight="bold" officeooo:rsid="0017b982" officeooo:paragraph-rsid="0017b982" style:font-weight-asian="bold" style:font-weight-complex="bold"/>
    </style:style>
    <style:style style:name="P3" style:family="paragraph" style:parent-style-name="Standard">
      <style:paragraph-properties fo:text-align="start" style:justify-single-word="false"/>
      <style:text-properties style:font-name="Liberation Sans" fo:font-weight="normal" officeooo:rsid="0017b982" officeooo:paragraph-rsid="0017b982" style:font-weight-asian="normal" style:font-weight-complex="normal"/>
    </style:style>
    <style:style style:name="P4" style:family="paragraph" style:parent-style-name="Standard">
      <style:paragraph-properties fo:text-align="start" style:justify-single-word="false" fo:break-before="page"/>
      <style:text-properties style:font-name="Liberation Sans" fo:font-size="16pt" fo:font-weight="bold" officeooo:rsid="0017b982" officeooo:paragraph-rsid="0017b982" style:font-size-asian="16pt" style:font-weight-asian="bold" style:font-size-complex="16pt" style:font-weight-complex="bold"/>
    </style:style>
    <style:style style:name="T1" style:family="text">
      <style:text-properties officeooo:rsid="0017b982"/>
    </style:style>
    <style:style style:name="T2" style:family="text">
      <style:text-properties style:text-position="super 58%"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McDonald</text:p>
      <text:p text:style-name="P1">20418145</text:p>
      <text:p text:style-name="P1">wmcdonal</text:p>
      <text:p text:style-name="P1"/>
      <text:p text:style-name="P1"/>
      <text:p text:style-name="P1"/>
      <text:p text:style-name="P1"/>
      <text:p text:style-name="P1"/>
      <text:p text:style-name="P1"/>
      <text:p text:style-name="P1"/>
      <text:p text:style-name="P1"/>
      <text:p text:style-name="P1">CS 488 Assignment <text:span text:style-name="T1">2</text:span></text:p>
      <text:p text:style-name="P4">Manual</text:p>
      <text:p text:style-name="P2"/>
      <text:p text:style-name="P3">The view volume is set to clip first to the near and far planes, then it projects onto the near plane and clips to the remaining four planes. The function “clipLine” clips a line to a plane (which is represented as a point and a normal vector). This function is called repeatedly from paintGL.</text:p>
      <text:p text:style-name="P3"/>
      <text:p text:style-name="P3">No matrices are stored in Viewer.cpp because I store them in other classes. Instead there is a class called “Movable” to represent a movable object, such as the camera or a model. There are additional classes called “Model” to represent a model (with additional functionality to scale) and “ViewPoint” to represent the view point (camera).</text:p>
      <text:p text:style-name="P3"/>
      <text:p text:style-name="P3">The class “Movable” contains one matrix that is the total transformations applied to the object so far. An additional tranformation T is applied to this matrix M by multiplying M on the right by T. This is equivalent to “undoing” M, applying T then “reapplying” M (note that MTM<text:span text:style-name="T2">-1</text:span>M = MT).</text:p>
      <text:p text:style-name="P3"/>
      <text:p text:style-name="P3">The ViewPoint internally stores the camera matrix – how to transform the camera from the origin to where it should be. This includes a reflection and, by default, a rotation by ⲡ. The View matrix is then computed from the camera matrix by inverting it.</text:p>
      <text:p text:style-name="P3"/>
      <text:p text:style-name="P3">The two gnomons and the box are each represented as a model (3 total models). This is to easily separate scaling out from the box and box gnomon, and to provide a common interface for drawing all of them.</text:p>
      <text:p text:style-name="P3"/>
      <text:p text:style-name="P2">Assumptions</text:p>
      <text:p text:style-name="P2"/>
      <text:p text:style-name="P3">It is assumed that this program will be run on Ubuntu 14.04 with Qt version 5.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6:06:35.976381614</meta:creation-date>
    <dc:date>2015-06-02T16:21:52.200885889</dc:date>
    <meta:editing-duration>P0D</meta:editing-duration>
    <meta:editing-cycles>1</meta:editing-cycles>
    <meta:document-statistic meta:table-count="0" meta:image-count="0" meta:object-count="0" meta:page-count="2" meta:paragraph-count="12" meta:word-count="269" meta:character-count="1526" meta:non-whitespace-character-count="1268"/>
    <meta:generator>LibreOffice/4.2.8.2$Linux_X86_64 LibreOffice_project/420m0$Build-2</meta:generator>
  </office:meta>
</office:document-meta>
</file>